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5.23815"/>
          <table:table-cell office:value-type="float" office:value="4.903"/>
          <table:table-cell office:value-type="float" office:value="0.24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67.0"/>
          <table:table-cell office:value-type="float" office:value="204461.0"/>
          <table:table-cell office:value-type="float" office:value="596464.0"/>
          <table:table-cell office:value-type="float" office:value="430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7463.0"/>
          <table:table-cell office:value-type="float" office:value="1119567.0"/>
          <table:table-cell office:value-type="float" office:value="789896.0"/>
          <table:table-cell office:value-type="float" office:value="740378.0"/>
          <table:table-cell office:value-type="float" office:value="1137508.0"/>
          <table:table-cell office:value-type="float" office:value="4089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5.11518"/>
          <table:table-cell office:value-type="float" office:value="4.749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77.0"/>
          <table:table-cell office:value-type="float" office:value="204515.0"/>
          <table:table-cell office:value-type="float" office:value="596666.0"/>
          <table:table-cell office:value-type="float" office:value="4304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7465.0"/>
          <table:table-cell office:value-type="float" office:value="1119541.0"/>
          <table:table-cell office:value-type="float" office:value="789870.0"/>
          <table:table-cell office:value-type="float" office:value="740374.0"/>
          <table:table-cell office:value-type="float" office:value="1137508.0"/>
          <table:table-cell office:value-type="float" office:value="4089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5.11846"/>
          <table:table-cell office:value-type="float" office:value="4.763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77.0"/>
          <table:table-cell office:value-type="float" office:value="204561.0"/>
          <table:table-cell office:value-type="float" office:value="596838.0"/>
          <table:table-cell office:value-type="float" office:value="4290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7467.0"/>
          <table:table-cell office:value-type="float" office:value="1119519.0"/>
          <table:table-cell office:value-type="float" office:value="789848.0"/>
          <table:table-cell office:value-type="float" office:value="740370.0"/>
          <table:table-cell office:value-type="float" office:value="1137508.0"/>
          <table:table-cell office:value-type="float" office:value="4089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